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</office:automatic-styles>
  <office:body>
    <office:text text:use-soft-page-breaks="true">
      <text:p text:style-name="P1">App Features,</text:p>
      <text:list text:style-name="LFO1" text:continue-numbering="true">
        <text:list-item>
          <text:p text:style-name="P2">Use phone flash as the solution</text:p>
        </text:list-item>
        <text:list-item>
          <text:p text:style-name="P3">-</text:p>
        </text:list-item>
        <text:list-item>
          <text:p text:style-name="P4">-</text:p>
        </text:list-item>
        <text:list-item>
          <text:p text:style-name="P5">Skip for now, maybe it comes to the Would section</text:p>
        </text:list-item>
        <text:list-item>
          <text:p text:style-name="P6">-</text:p>
        </text:list-item>
        <text:list-item>
          <text:p text:style-name="P7">Skip for now</text:p>
        </text:list-item>
      </text:list>
      <text:list text:style-name="LFO2" text:continue-numbering="true">
        <text:list-item>
          <text:list>
            <text:list-item>
              <text:p text:style-name="P8">All of them record different video and audio it will require 2 times energy to do it.<text:s/></text:p>
            </text:list-item>
            <text:list-item>
              <text:p text:style-name="P9">We want to give exact location and it will be confusing if we have multiple phone.<text:s/></text:p>
            </text:list-item>
          </text:list>
        </text:list-item>
      </text:list>
      <text:list text:style-name="LFO1" text:continue-numbering="true">
        <text:list-item>
          <text:p text:style-name="P10">Coen will explain to the Client in detail. Video is in big size, and if we want to compress it it will take a lot of server resource. (e.g. a lot of CPU and RAM).</text:p>
        </text:list-item>
        <text:list-item>
          <text:p text:style-name="P11">We need to store video somewhere. Similar to the previous point</text:p>
        </text:list-item>
        <text:list-item>
          <text:p text:style-name="P12">We are going to implement Pay per View model.</text:p>
        </text:list-item>
        <text:list-item>
          <text:p text:style-name="P13">Similar to the previous one.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an Narendra</meta:initial-creator>
    <dc:creator>Dean Narendra</dc:creator>
    <meta:creation-date>2017-09-20T14:14:00Z</meta:creation-date>
    <dc:date>2017-09-20T14:37:00Z</dc:date>
    <meta:template xlink:href="Normal" xlink:type="simple"/>
    <meta:editing-cycles>1</meta:editing-cycles>
    <meta:editing-duration>PT1380S</meta:editing-duration>
    <meta:document-statistic meta:page-count="1" meta:paragraph-count="1" meta:word-count="88" meta:character-count="589" meta:row-count="4" meta:non-whitespace-character-count="502"/>
  </office:meta>
</office:document-meta>
</file>